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7.602cm"/>
    </style:style>
    <style:style style:name="co4" style:family="table-column">
      <style:table-column-properties fo:break-before="auto" style:column-width="6.964cm"/>
    </style:style>
    <style:style style:name="co5" style:family="table-column">
      <style:table-column-properties fo:break-before="auto" style:column-width="6.604cm"/>
    </style:style>
    <style:style style:name="co6" style:family="table-column">
      <style:table-column-properties fo:break-before="auto" style:column-width="14.041cm"/>
    </style:style>
    <style:style style:name="co7" style:family="table-column">
      <style:table-column-properties fo:break-before="auto" style:column-width="2.48cm"/>
    </style:style>
    <style:style style:name="co8" style:family="table-column">
      <style:table-column-properties fo:break-before="auto" style:column-width="2.663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3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style:font-name="Arial1" style:font-name-complex="Arial1" fo:hyphenate="true"/>
    </style:style>
    <style:style style:name="ce5" style:family="table-cell" style:parent-style-name="Excel_20_Built-in_20_Normal">
      <style:table-cell-properties fo:background-color="#ffcc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6" style:family="table-cell" style:parent-style-name="Excel_20_Built-in_20_Normal">
      <style:table-cell-properties fo:background-color="#66ff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Excel_20_Built-in_20_Normal">
      <style:table-cell-properties fo:background-color="#66cc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8" style:family="table-cell" style:parent-style-name="Excel_20_Built-in_20_Normal">
      <style:table-cell-properties fo:background-color="#ff99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9" style:family="table-cell" style:parent-style-name="Excel_20_Built-in_20_Normal">
      <style:table-cell-properties fo:background-color="#ff66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12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0" table:default-cell-style-name="ce3"/>
        <table:table-column table:style-name="co8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contraste entre image de fond et texte insuffisant</text:p>
          </table:table-cell>
          <table:table-cell office:value-type="string">
            <text:p>le contraste est trop faible entre les 2 et le texte est difficilement lisible</text:p>
          </table:table-cell>
          <table:table-cell office:value-type="string">
            <text:p>avoir un contraste avec un ratio min de 4:9 1</text:p>
          </table:table-cell>
          <table:table-cell table:style-name="ce5" office:value-type="string">
            <text:p>Eclaircir l'image en arrière plan</text:p>
          </table:table-cell>
          <table:table-cell office:value-type="string">
            <text:p>WCAG 2.1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quand on est sur la page d'accueil on a pas de title</text:p>
          </table:table-cell>
          <table:table-cell office:value-type="string">
            <text:p>la balise meta title est un point</text:p>
          </table:table-cell>
          <table:table-cell office:value-type="string">
            <text:p>créer un titre pertinent et inférieur a 600px (ou 70 caractères)</text:p>
          </table:table-cell>
          <table:table-cell table:style-name="ce6" office:value-type="string">
            <text:p>Créer un titre pour les pages </text:p>
          </table:table-cell>
          <table:table-cell office:value-type="string">
            <text:p>https://smartkeyword.io/seo-on-page-balise-title/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eme de Seo Onpage</text:p>
          </table:table-cell>
          <table:table-cell office:value-type="string">
            <text:p>Les pages ne contiennent pas le sujet des pages </text:p>
          </table:table-cell>
          <table:table-cell office:value-type="string">
            <text:p>Les pages doivent contenir le sujet des pages</text:p>
          </table:table-cell>
          <table:table-cell table:style-name="ce7" office:value-type="string">
            <text:p>renommer page 2 « contact »</text:p>
          </table:table-cell>
          <table:table-cell table:style-name="ce10" office:value-type="string">
            <text:p><text:a xlink:href="https://www.markentive.com/fr/blog/12-points-pour-optimiser-une-page-web-pour-le-seo">Optimisation SEO on site : 12 critères pour référencer vos pages web ! (markentive.com)</text:a>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atique de seo black hat </text:p>
          </table:table-cell>
          <table:table-cell office:value-type="string">
            <text:p>Bourrage de mots clés </text:p>
          </table:table-cell>
          <table:table-cell office:value-type="string">
            <text:p>ne pas mettre trop de mots clé sur la balise alt des images </text:p>
          </table:table-cell>
          <table:table-cell table:style-name="ce8" office:value-type="string">
            <text:p>Utiliser du texte qui explique le contenu de l'image</text:p>
          </table:table-cell>
          <table:table-cell table:style-name="ce10" office:value-type="string">
            <text:p><text:a xlink:href="https://www.yateo.com/blog/keyword-stuffing">Keyword stuffing : qu’est-ce que le bourrage de mots-clés en SEO ? | YATEO</text:a>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Description vide </text:p>
          </table:table-cell>
          <table:table-cell table:style-name="ce4" office:value-type="string">
            <text:p>balise meta name description vide</text:p>
          </table:table-cell>
          <table:table-cell office:value-type="string">
            <text:p>il faut entre 132 et 160 caractères dans cette balise ou un peu plus</text:p>
          </table:table-cell>
          <table:table-cell table:style-name="ce7" office:value-type="string">
            <text:p>créer une description aux alentours de cette taille </text:p>
          </table:table-cell>
          <table:table-cell office:value-type="string">
            <text:p><text:a xlink:href="https://openclassrooms.com/fr/courses/5561431-augmentez-votre-trafic-grace-au-referencement-naturel-seo/5578343-optimisez-le-contenu-de-vos-pages#:~:text=Les%20balises%20meta%20title%20et,entre%20132%20et%20160%20caractères">https://openclassrooms.com/fr/courses/5561431-augmentez-votre-trafic-grace-au-referencement-naturel-seo/5578343-optimisez-le-contenu-de-vos-pages#:~:text=Les%20balises%20meta%20title%20et,entre%20132%20et%20160%20caract%C3%A8res</text:a>.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visibilité du titre </text:p>
          </table:table-cell>
          <table:table-cell office:value-type="string">
            <text:p>pas de titre H1 visible sur la page de contact</text:p>
          </table:table-cell>
          <table:table-cell office:value-type="string">
            <text:p>rendre le titre h1 visible </text:p>
          </table:table-cell>
          <table:table-cell table:style-name="ce7" office:value-type="string">
            <text:p>couleur changée dans tc_white</text:p>
          </table:table-cell>
          <table:table-cell office:value-type="string">
            <text:p>WCAG 2.1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Principales recommandations </text:p>
          </table:table-cell>
          <table:table-cell office:value-type="string">
            <text:p>certains textes sont coupés dans la version tablette et pc sur la page 2 par exemple</text:p>
          </table:table-cell>
          <table:table-cell office:value-type="string">
            <text:p>tous les éléments du sites doivent être accessibles <text:s/>quelque soit la taille de l'écran</text:p>
          </table:table-cell>
          <table:table-cell table:style-name="ce8" office:value-type="string">
            <text:p>rendre le site responsive </text:p>
          </table:table-cell>
          <table:table-cell office:value-type="string">
            <text:p><text:a xlink:href="https://www.boia.org/blog/does-wcag-2.1-require-responsive-design">https://www.boia.org/blog/does-wcag-2.1-require-responsive-design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atique de seo black hat </text:p>
          </table:table-cell>
          <table:table-cell office:value-type="string">
            <text:p>Beaucoups de liens n'ont rien a voir avec le theme du site </text:p>
          </table:table-cell>
          <table:table-cell office:value-type="string">
            <text:p>garder que les liens en lien avec l'activité de l'entreprise ou les réseaux sociaux</text:p>
          </table:table-cell>
          <table:table-cell table:style-name="ce7" office:value-type="string">
            <text:p>les liens doivent être nettoyés !</text:p>
          </table:table-cell>
          <table:table-cell table:style-name="ce10" office:value-type="string">
            <text:p><text:a xlink:href="https://nicoseosem.com/fr/blog/liens-artificiels-toxiques-spammy-quels-sont-ils/">Les liens artificiels, toxiques ou spammy : quels sont-ils ? (nicoseosem.com)</text:a>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Absence de fichier robots.txt</text:p>
          </table:table-cell>
          <table:table-cell office:value-type="string">
            <text:p>Les robots n'ont aucune indication pour l'indexation du dossier</text:p>
          </table:table-cell>
          <table:table-cell office:value-type="string">
            <text:p>Créer un fichier robots.txt qui permet l'indexation</text:p>
          </table:table-cell>
          <table:table-cell table:style-name="ce9" office:value-type="string">
            <text:p>Le fichier robots.txt est créé</text:p>
          </table:table-cell>
          <table:table-cell office:value-type="string">
            <text:p>https://www.wearethewords.com/comment-fichier-robots-txt-ameliorer-seo/#:~:text=txt.-,Le%20fichier%20Robots.,au%20contraire%20l'impacter%20n%C3%A9gativement.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atique de seo black hat </text:p>
          </table:table-cell>
          <table:table-cell office:value-type="string">
            <text:p>supprimer les paragraphes cachés ou sont indiqués des mots clé </text:p>
          </table:table-cell>
          <table:table-cell office:value-type="string">
            <text:p>effacer les div avec la class keyword </text:p>
          </table:table-cell>
          <table:table-cell table:style-name="ce7" office:value-type="string">
            <text:p>Supprimer les textes cachés</text:p>
          </table:table-cell>
          <table:table-cell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angue absente dans le html</text:p>
          </table:table-cell>
          <table:table-cell office:value-type="string">
            <text:p>mettre la langue de la page au cas ou le site deviendrait multilingue</text:p>
          </table:table-cell>
          <table:table-cell office:value-type="string">
            <text:p>mettre lang=  « fr »</text:p>
          </table:table-cell>
          <table:table-cell table:style-name="ce7" office:value-type="string">
            <text:p>langue modifiée</text:p>
          </table:table-cell>
          <table:table-cell table:style-name="ce10" office:value-type="string">
            <text:p><text:a xlink:href="https://www.cygnum.be/seo-en-belgique-international-et-monolingue-comment-faire/">SEO en Belgique, International et Monolingue: comment faire ? (cygnum.be)</text:a>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eo onpage</text:p>
          </table:table-cell>
          <table:table-cell office:value-type="string">
            <text:p>balise meta name keyword inutile</text:p>
          </table:table-cell>
          <table:table-cell office:value-type="string">
            <text:p>supprimer la balise</text:p>
          </table:table-cell>
          <table:table-cell table:style-name="ce7" office:value-type="string">
            <text:p>balise supprimée</text:p>
          </table:table-cell>
          <table:table-cell office:value-type="string">
            <text:p>https://www.it-connect.fr/la-balise-meta-keywords-est-inutile/#:~:text=Cette%20balise%20est%20vieille%20comme,et%20passer%20%C3%A0%20autre%20chose.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Problème de chargement</text:p>
          </table:table-cell>
          <table:table-cell office:value-type="string">
            <text:p>les scripts ralentissent le navigateur</text:p>
          </table:table-cell>
          <table:table-cell office:value-type="string">
            <text:p>utiliser l'attribut async pour charger les scripts en arrière plan <text:s/>(de manière asynchrone)</text:p>
          </table:table-cell>
          <table:table-cell table:style-name="ce7" office:value-type="string">
            <text:p>async ajouté</text:p>
          </table:table-cell>
          <table:table-cell office:value-type="string">
            <text:p><text:a xlink:href="https://www.alsacreations.com/astuce/lire/1562-script-attribut-async-defer.html">https://www.alsacreations.com/astuce/lire/1562-script-attribut-async-defer.html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as de balise canonique ce qui limite l'indexation</text:p>
          </table:table-cell>
          <table:table-cell office:value-type="string">
            <text:p>une balise canonique est necessaire pour améliorer l'indexation et éviter les doublons</text:p>
          </table:table-cell>
          <table:table-cell office:value-type="string">
            <text:p>créer une balise canonique</text:p>
          </table:table-cell>
          <table:table-cell table:style-name="ce7" office:value-type="string">
            <text:p>Balise canonique ajoutée avec url relative</text:p>
          </table:table-cell>
          <table:table-cell table:style-name="ce11" office:value-type="string">
            <text:p><text:a xlink:href="https://www.webrankinfo.com/dossiers/techniques/url-canonique">La balise d'URL canonique et son utilité en SEO : tuto complet WebRankInfo</text:a> 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Css trop long</text:p>
          </table:table-cell>
          <table:table-cell office:value-type="string">
            <text:p>si un site contient moins de CSS <text:s/>il sera chargé plus rapidement</text:p>
          </table:table-cell>
          <table:table-cell office:value-type="string">
            <text:p>allez sur csscompressor.com <text:s/>pour réduire le css</text:p>
          </table:table-cell>
          <table:table-cell table:style-name="ce7" office:value-type="string">
            <text:p>css récupéré pour csscompressor.org</text:p>
          </table:table-cell>
          <table:table-cell table:style-name="ce11" office:value-type="string">
            <text:p><text:a xlink:href="https://www.codeur.com/blog/ameliorer-temps-chargement-site/">SEO : 10 astuces pour améliorer le temps de chargement de votre site - Codeur Blog</text:a>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mot clé</text:p>
          </table:table-cell>
          <table:table-cell office:value-type="string">
            <text:p>si il y a des emphases sur le site web on peut améliorer <text:s/>son seo</text:p>
          </table:table-cell>
          <table:table-cell office:value-type="string">
            <text:p>emphases a ajouter</text:p>
          </table:table-cell>
          <table:table-cell table:style-name="ce7" office:value-type="string">
            <text:p>emphases ajoutée</text:p>
          </table:table-cell>
          <table:table-cell table:style-name="ce11" office:value-type="string">
            <text:p><text:a xlink:href="http://webtuto.weebly.com/emphase-de-mots-cles.html">Emphase de Mots-Clés en Référencement - WEB TUTO (weebly.com)</text:a> 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EO onpage</text:p>
          </table:table-cell>
          <table:table-cell office:value-type="string">
            <text:p>les images sont lourdes et <text:s/>au format BMP </text:p>
          </table:table-cell>
          <table:table-cell office:value-type="string">
            <text:p>les images doivent être au format png plus léger</text:p>
          </table:table-cell>
          <table:table-cell table:style-name="ce7" office:value-type="string">
            <text:p>images converties</text:p>
          </table:table-cell>
          <table:table-cell office:value-type="string">
            <text:p>https://openclassrooms.com/fr/courses/5561431-augmentez-votre-trafic-grace-au-referencement-naturel-seo/5578342-realisez-un-audit-de-votre-site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auvais lien css</text:p>
          </table:table-cell>
          <table:table-cell office:value-type="string">
            <text:p>entrer les bonnes adresses des fichiers CSS</text:p>
          </table:table-cell>
          <table:table-cell office:value-type="string">
            <text:p>vérifier que les balises qui lient au CSS et au javascript correspondent <text:s/>réellement a des fichiers</text:p>
          </table:table-cell>
          <table:table-cell table:style-name="ce7" office:value-type="string">
            <text:p>Bon javascript et CSS rajouté </text:p>
          </table:table-cell>
          <table:table-cell office:value-type="string">
            <text:p><text:a xlink:href="https://www.redacteur.com/blog/seo-liens-penalisant-google/">https://www.redacteur.com/blog/seo-liens-penalisant-google/</text:a>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16/01/2023</text:date>, <text:time>12:3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6T12:39:04.36</dc:date>
    <dc:creator>j m</dc:creator>
    <meta:generator>OpenOffice/4.1.13$Win32 OpenOffice.org_project/4113m1$Build-9810</meta:generator>
    <meta:editing-duration>PT13H41M10S</meta:editing-duration>
    <meta:editing-cycles>12</meta:editing-cycles>
    <meta:document-statistic meta:table-count="1" meta:cell-count="114" meta:object-count="0"/>
  </office:meta>
</office:document-meta>
</file>